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 lang="fr"&gt;</text:p>
      <text:p text:style-name="Normal">&lt;head&gt;</text:p>
      <text:p text:style-name="Normal"><text:s text:c="2"/>&lt;meta charset="UTF-8"&gt;</text:p>
      <text:p text:style-name="Normal"><text:s text:c="2"/>&lt;title&gt;Nom Prénom – Journaliste&lt;/title&gt;</text:p>
      <text:p text:style-name="Normal"><text:s text:c="2"/>&lt;meta name="viewport" content="width=device-width, initial-scale=1.0"&gt;</text:p>
      <text:p text:style-name="Normal"><text:s text:c="2"/>&lt;style&gt;</text:p>
      <text:p text:style-name="Normal"><text:s text:c="4"/>body {</text:p>
      <text:p text:style-name="Normal"><text:s text:c="6"/>font-family: Arial, Helvetica, sans-serif;</text:p>
      <text:p text:style-name="Normal"><text:s text:c="6"/>margin: 0;</text:p>
      <text:p text:style-name="Normal"><text:s text:c="6"/>background-color: #ffffff;</text:p>
      <text:p text:style-name="Normal"><text:s text:c="6"/>color: #333333;</text:p>
      <text:p text:style-name="Normal"><text:s text:c="6"/>line-height: 1.6;</text:p>
      <text:p text:style-name="Normal"><text:s text:c="4"/>}</text:p>
      <text:p text:style-name="Normal"><text:s text:c="4"/>header {</text:p>
      <text:p text:style-name="Normal"><text:s text:c="6"/>background-color: #D9825F;</text:p>
      <text:p text:style-name="Normal"><text:s text:c="6"/>color: white;</text:p>
      <text:p text:style-name="Normal"><text:s text:c="6"/>padding: 40px 20px;</text:p>
      <text:p text:style-name="Normal"><text:s text:c="6"/>text-align: center;</text:p>
      <text:p text:style-name="Normal"><text:s text:c="4"/>}</text:p>
      <text:p text:style-name="Normal"><text:s text:c="4"/>section {</text:p>
      <text:p text:style-name="Normal"><text:s text:c="6"/>max-width: 900px;</text:p>
      <text:p text:style-name="Normal"><text:s text:c="6"/>margin: auto;</text:p>
      <text:p text:style-name="Normal"><text:s text:c="6"/>padding: 40px 20px;</text:p>
      <text:p text:style-name="Normal"><text:s text:c="4"/>}</text:p>
      <text:p text:style-name="Normal"><text:s text:c="4"/>h2 {</text:p>
      <text:p text:style-name="Normal"><text:s text:c="6"/>color: #D9825F;</text:p>
      <text:p text:style-name="Normal"><text:s text:c="6"/>border-bottom: 2px solid #F6C8B7;</text:p>
      <text:p text:style-name="Normal"><text:s text:c="6"/>padding-bottom: 5px;</text:p>
      <text:p text:style-name="Normal"><text:s text:c="4"/>}</text:p>
      <text:p text:style-name="Normal"><text:s text:c="4"/>.themes span {</text:p>
      <text:p text:style-name="Normal"><text:s text:c="6"/>display: inline-block;</text:p>
      <text:p text:style-name="Normal"><text:s text:c="6"/>background-color: #F6C8B7;</text:p>
      <text:p text:style-name="Normal"><text:s text:c="6"/>padding: 6px 10px;</text:p>
      <text:p text:style-name="Normal"><text:s text:c="6"/>margin: 5px;</text:p>
      <text:p text:style-name="Normal"><text:s text:c="6"/>border-radius: 4px;</text:p>
      <text:p text:style-name="Normal"><text:s text:c="6"/>font-size: 0.9em;</text:p>
      <text:p text:style-name="Normal"><text:s text:c="4"/>}</text:p>
      <text:p text:style-name="Normal"><text:s text:c="4"/>.article {</text:p>
      <text:p text:style-name="Normal"><text:s text:c="6"/>margin-bottom: 20px;</text:p>
      <text:p text:style-name="Normal"><text:s text:c="4"/>}</text:p>
      <text:p text:style-name="Normal"><text:s text:c="4"/>.article a {</text:p>
      <text:p text:style-name="Normal"><text:s text:c="6"/>color: #E4572E;</text:p>
      <text:p text:style-name="Normal"><text:s text:c="6"/>text-decoration: none;</text:p>
      <text:p text:style-name="Normal"><text:s text:c="6"/>font-weight: bold;</text:p>
      <text:p text:style-name="Normal"><text:s text:c="4"/>}</text:p>
      <text:p text:style-name="Normal"><text:s text:c="4"/>footer {</text:p>
      <text:p text:style-name="Normal"><text:s text:c="6"/>background-color: #F5E6D3;</text:p>
      <text:p text:style-name="Normal"><text:s text:c="6"/>text-align: center;</text:p>
      <text:p text:style-name="Normal"><text:s text:c="6"/>padding: 20px;</text:p>
      <text:p text:style-name="Normal"><text:s text:c="6"/>font-size: 0.9em;</text:p>
      <text:p text:style-name="Normal"><text:s text:c="4"/>}</text:p>
      <text:p text:style-name="Normal"><text:s text:c="2"/>&lt;/style&gt;</text:p>
      <text:p text:style-name="Normal">&lt;/head&gt;</text:p>
      <text:p text:style-name="Normal"><text:s/></text:p>
      <text:p text:style-name="Normal">&lt;body&gt;</text:p>
      <text:p text:style-name="Normal"><text:s/></text:p>
      <text:p text:style-name="Normal">&lt;header&gt;</text:p>
      <text:p text:style-name="Normal"><text:s text:c="2"/>&lt;h1&gt;Nom Prénom&lt;/h1&gt;</text:p>
      <text:p text:style-name="Normal"><text:s text:c="2"/>&lt;p&gt;Journaliste – Santé, société &amp; inclusion&lt;/p&gt;</text:p>
      <text:p text:style-name="Normal">&lt;/header&gt;</text:p>
      <text:p text:style-name="Normal"><text:s/></text:p>
      <text:p text:style-name="Normal">&lt;section&gt;</text:p>
      <text:p text:style-name="Normal"><text:s text:c="2"/>&lt;h2&gt;À propos&lt;/h2&gt;</text:p>
      <text:p text:style-name="Normal"><text:s text:c="2"/>&lt;p&gt;</text:p>
      <text:p text:style-name="Normal"><text:s text:c="4"/>Journaliste spécialisée dans les thématiques sociales, de santé et de bien-être.</text:p>
      <text:p text:style-name="Normal"><text:s text:c="4"/>Intéressée par les questions d’inclusion, de qualité de vie au travail et de protection</text:p>
      <text:p text:style-name="Normal"><text:s text:c="4"/>des publics vulnérables.</text:p>
      <text:p text:style-name="Normal"><text:s text:c="2"/>&lt;/p&gt;</text:p>
      <text:p text:style-name="Normal">&lt;/section&gt;</text:p>
      <text:p text:style-name="Normal"><text:s/></text:p>
      <text:p text:style-name="Normal">&lt;section&gt;</text:p>
      <text:p text:style-name="Normal"><text:s text:c="2"/>&lt;h2&gt;Thèmes de prédilection&lt;/h2&gt;</text:p>
      <text:p text:style-name="Normal"><text:s text:c="2"/>&lt;div class="themes"&gt;</text:p>
      <text:p text:style-name="Normal"><text:s text:c="4"/>&lt;span&gt;Inclusion&lt;/span&gt;</text:p>
      <text:p text:style-name="Normal"><text:s text:c="4"/>&lt;span&gt;Handicap&lt;/span&gt;</text:p>
      <text:p text:style-name="Normal"><text:s text:c="4"/>&lt;span&gt;Santé&lt;/span&gt;</text:p>
      <text:p text:style-name="Normal"><text:s text:c="4"/>&lt;span&gt;Qualité de vie au travail&lt;/span&gt;</text:p>
      <text:p text:style-name="Normal"><text:s text:c="4"/>&lt;span&gt;Violences intrafamiliales&lt;/span&gt;</text:p>
      <text:p text:style-name="Normal"><text:s text:c="4"/>&lt;span&gt;Protection de l’enfance&lt;/span&gt;</text:p>
      <text:p text:style-name="Normal"><text:s text:c="4"/>&lt;span&gt;Racisme&lt;/span&gt;</text:p>
      <text:p text:style-name="Normal"><text:s text:c="2"/>&lt;/div&gt;</text:p>
      <text:p text:style-name="Normal">&lt;/section&gt;</text:p>
      <text:p text:style-name="Normal"><text:s/></text:p>
      <text:p text:style-name="Normal">&lt;section&gt;</text:p>
      <text:p text:style-name="Normal"><text:s text:c="2"/>&lt;h2&gt;Articles &amp; publications&lt;/h2&gt;</text:p>
      <text:p text:style-name="Normal"><text:s/></text:p>
      <text:p text:style-name="Normal"><text:s text:c="2"/>&lt;div class="article"&gt;</text:p>
      <text:p text:style-name="Normal"><text:s text:c="4"/>&lt;a href="LIEN_ARTICLE_1" target="_blank"&gt;Titre de l’article 1&lt;/a&gt;</text:p>
      <text:p text:style-name="Normal"><text:s text:c="4"/>&lt;p&gt;Média – année&lt;/p&gt;</text:p>
      <text:p text:style-name="Normal"><text:s text:c="2"/>&lt;/div&gt;</text:p>
      <text:p text:style-name="Normal"><text:s/></text:p>
      <text:p text:style-name="Normal"><text:s text:c="2"/>&lt;div class="article"&gt;</text:p>
      <text:p text:style-name="Normal"><text:s text:c="4"/>&lt;a href="LIEN_ARTICLE_2" target="_blank"&gt;Titre de l’article 2&lt;/a&gt;</text:p>
      <text:p text:style-name="Normal"><text:s text:c="4"/>&lt;p&gt;Média – année&lt;/p&gt;</text:p>
      <text:p text:style-name="Normal"><text:s text:c="2"/>&lt;/div&gt;</text:p>
      <text:p text:style-name="Normal"><text:s/></text:p>
      <text:p text:style-name="Normal"><text:s text:c="2"/>&lt;div class="article"&gt;</text:p>
      <text:p text:style-name="Normal"><text:s text:c="4"/>&lt;a href="LIEN_ARTICLE_3" target="_blank"&gt;Titre de l’article 3&lt;/a&gt;</text:p>
      <text:p text:style-name="Normal"><text:s text:c="4"/>&lt;p&gt;Média – année&lt;/p&gt;</text:p>
      <text:p text:style-name="Normal"><text:s text:c="2"/>&lt;/div&gt;</text:p>
      <text:p text:style-name="Normal"><text:s/></text:p>
      <text:p text:style-name="Normal">&lt;/section&gt;</text:p>
      <text:p text:style-name="Normal"><text:s/></text:p>
      <text:p text:style-name="Normal">&lt;section&gt;</text:p>
      <text:p text:style-name="Normal"><text:s text:c="2"/>&lt;h2&gt;Contact&lt;/h2&gt;</text:p>
      <text:p text:style-name="Normal"><text:s text:c="2"/>&lt;p&gt;Email :<text:s/><text:a xlink:href="mailto:prenom.nom@email.com%3c/p" office:target-frame-name="_top" xlink:show="replace">prenom.nom@email.com&lt;/p</text:a>&gt;</text:p>
      <text:p text:style-name="Normal"><text:s text:c="2"/>&lt;p&gt;LinkedIn / X / autre : lien&lt;/p&gt;</text:p>
      <text:p text:style-name="Normal">&lt;/section&gt;</text:p>
      <text:p text:style-name="Normal"><text:s/></text:p>
      <text:p text:style-name="Normal">&lt;footer&gt;</text:p>
      <text:p text:style-name="Normal"><text:s text:c="2"/>© 2026 – Nom Prénom | Portfolio journalistique</text:p>
      <text:p text:style-name="Normal">&lt;/footer&gt;</text:p>
      <text:p text:style-name="Normal"><text:s/></text:p>
      <text:p text:style-name="Normal">&lt;/body&gt;</text:p>
      <text:p text:style-name="Normal">&lt;/html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nnifer Biabatantou</meta:initial-creator>
    <dc:creator>jennifer Biabatantou</dc:creator>
    <meta:creation-date>2026-01-09T14:44:00Z</meta:creation-date>
    <dc:date>2026-01-09T14:44:00Z</dc:date>
    <meta:template xlink:href="Normal.dotm" xlink:type="simple"/>
    <meta:editing-cycles>1</meta:editing-cycles>
    <meta:editing-duration>PT0S</meta:editing-duration>
    <meta:document-statistic meta:page-count="1" meta:paragraph-count="5" meta:word-count="388" meta:character-count="2519" meta:row-count="17" meta:non-whitespace-character-count="2136"/>
  </office:meta>
</office:document-meta>
</file>